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818" officeooo:paragraph-rsid="000c9818"/>
    </style:style>
    <style:style style:name="P2" style:family="paragraph" style:parent-style-name="Standard">
      <style:text-properties style:text-underline-style="solid" style:text-underline-width="auto" style:text-underline-color="font-color" officeooo:rsid="000c9818" officeooo:paragraph-rsid="000c98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GIT</text:p>
      <text:p text:style-name="P1">FD</text:p>
      <text:p text:style-name="P1">DF</text:p>
      <text:p text:style-name="P1">F</text:p>
      <text:p text:style-name="P1"/>
      <text:p text:style-name="P1"/>
      <text:p text:style-name="P1"/>
      <text:p text:style-name="P1">E</text:p>
      <text:p text:style-name="P1">G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7:46:08.912297833</meta:creation-date>
    <dc:date>2022-11-07T17:46:36.454319511</dc:date>
    <meta:editing-duration>PT28S</meta:editing-duration>
    <meta:editing-cycles>1</meta:editing-cycles>
    <meta:document-statistic meta:table-count="0" meta:image-count="0" meta:object-count="0" meta:page-count="1" meta:paragraph-count="6" meta:word-count="8" meta:character-count="22" meta:non-whitespace-character-count="20"/>
    <meta:generator>LibreOffice/6.4.2.2$Linux_X86_64 LibreOffice_project/40$Build-2</meta:generator>
  </office:meta>
</office:document-meta>
</file>